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8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c4a" officeooo:paragraph-rsid="00188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officeooo:paragraph-rsid="00188c4a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8c4a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4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2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Authentification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4">Membres inscrits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login pour accéder à l’espace perso ou mettre une recette en favori</text:span></text:p>
                </table:table-cell>
              </table:table-row>
              <table:table-row>
                <table:table-cell table:style-name="Tableau2.A2" office:value-type="string">
                  <text:p text:style-name="P5">Auteur : 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4">membre inscrit mais non loggé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5">Démarrage :</text:span><text:span text:style-name="T6">le membre sélectionne se logger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9"><text:span text:style-name="T6">1. Le membre sélectionne une option nécessitant une authentification</text:span></text:p>
                  <text:p text:style-name="P7">2. Le système affiche le formulaire d’authentification (pseudo, mdp)</text:p>
                  <text:p text:style-name="P7">3. le membre remplit les champs</text:p>
                  <text:p text:style-name="P7">4.Le système contrôle les champs</text:p>
                  <text:p text:style-name="P9"><text:span text:style-name="T6">5.Le système effectue l’action demandée (commenter, mettre en favori, accéder à son espace)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9"><text:span text:style-name="T6">5a. Le système ne reconnaît pas le mot de passe</text:span></text:p>
                  <text:p text:style-name="P7">→ procédure de mot de passe oublié</text:p>
                  <text:p text:style-name="P7">5b. Le système ne reconnaît pas le pseudo</text:p>
                  <text:p text:style-name="P7">→ le système propose l’inscription</text:p>
                  <text:p text:style-name="P7">5c. Le pseudo et mdp sont ceux d’un admin</text:p>
                  <text:p text:style-name="P7">→ Le système donne l’accès au back office 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4">Le membre a pu accéder à sa demande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8T16:45:08.538000000</dc:date>
    <meta:editing-duration>PT13M5S</meta:editing-duration>
    <meta:editing-cycles>6</meta:editing-cycles>
    <meta:document-statistic meta:table-count="4" meta:image-count="0" meta:object-count="0" meta:page-count="1" meta:paragraph-count="30" meta:word-count="169" meta:character-count="1044" meta:non-whitespace-character-count="904"/>
  </office:meta>
</office:document-meta>
</file>